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5B500000BFE8404D840.svm"/>
  <manifest:file-entry manifest:media-type="" manifest:full-path="Pictures/20000007000030AF00001777C849ED7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text-indent="0cm" style:auto-text-indent="false"/>
      <style:text-properties style:font-name="Times New Roman" fo:font-size="12pt" fo:language="pt" fo:country="BR" style:letter-kerning="true" style:font-size-asian="12pt" style:font-name-complex="Times New Roman"/>
    </style:style>
    <style:style style:name="P3"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4" style:family="paragraph" style:parent-style-name="Standard">
      <style:paragraph-properties fo:margin-left="0cm" fo:margin-right="0cm" fo:text-indent="0cm" style:auto-text-indent="false"/>
      <style:text-properties style:font-name="Times New Roman" fo:font-size="13pt" fo:language="pt" fo:country="BR" fo:font-weight="bold" style:letter-kerning="true" style:font-size-asian="13pt" style:font-weight-asian="bold" style:font-name-complex="Times New Roman" style:font-size-complex="13pt"/>
    </style:style>
    <style:style style:name="P5"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fo:background-color="transparent" style:font-size-asian="13pt" style:font-weight-asian="bold" style:font-name-complex="Times New Roman" style:font-size-complex="14pt" style:font-weight-complex="bold" fo:hyphenate="false" fo:hyphenation-remain-char-count="2" fo:hyphenation-push-char-count="2"/>
    </style:style>
    <style:style style:name="P6" style:family="paragraph" style:parent-style-name="Standard">
      <style:paragraph-properties fo:margin-left="0cm" fo:margin-right="0cm" fo:text-indent="0cm" style:auto-text-indent="false"/>
      <style:text-properties style:font-name="Times New Roman" fo:font-size="13pt" fo:language="pt" fo:country="BR" style:letter-kerning="true" style:font-size-asian="13pt" style:font-name-complex="Times New Roman" style:font-size-complex="14pt"/>
    </style:style>
    <style:style style:name="P7"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8" style:family="paragraph" style:parent-style-name="Standard">
      <style:paragraph-properties fo:margin-left="0cm" fo:margin-right="0cm"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P9"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10"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fo:background-color="transparent" style:font-size-asian="13pt" style:font-weight-asian="normal" style:font-name-complex="Times New Roman" style:font-size-complex="14pt" style:font-weight-complex="normal" fo:hyphenate="false" fo:hyphenation-remain-char-count="2" fo:hyphenation-push-char-count="2"/>
    </style:style>
    <style:style style:name="P11"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4pt" fo:language="pt" fo:country="BR" style:letter-kerning="true" style:font-size-asian="14pt" style:font-name-complex="Times New Roman" style:font-size-complex="14pt" fo:hyphenate="false" fo:hyphenation-remain-char-count="2" fo:hyphenation-push-char-count="2"/>
    </style:style>
    <style:style style:name="P12" style:family="paragraph" style:parent-style-name="Standard">
      <style:paragraph-properties fo:margin-left="0cm" fo:margin-right="0cm" fo:text-align="start" style:justify-single-word="false" fo:orphans="0" fo:widows="0" fo:hyphenation-ladder-count="no-limit" fo:text-indent="0cm" style:auto-text-indent="false"/>
      <style:text-properties fo:hyphenate="false" fo:hyphenation-remain-char-count="2" fo:hyphenation-push-char-count="2"/>
    </style:style>
    <style:style style:name="P13" style:family="paragraph" style:parent-style-name="Standard">
      <style:paragraph-properties fo:margin-left="0cm" fo:margin-right="0cm" fo:text-align="start" style:justify-single-word="false" fo:orphans="0" fo:widows="0" fo:hyphenation-ladder-count="no-limit" fo:text-indent="0cm" style:auto-text-indent="false"/>
      <style:text-properties fo:color="#6666ff"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14" style:family="paragraph" style:parent-style-name="Heading_20_1">
      <style:paragraph-properties fo:margin-left="0cm" fo:margin-right="0cm" fo:text-indent="0cm" style:auto-text-indent="false" fo:break-before="page"/>
      <style:text-properties style:font-name="Times New Roman" fo:font-size="14pt" fo:language="pt" fo:country="BR" style:letter-kerning="true" style:font-size-asian="14pt" style:font-name-complex="Times New Roman" style:font-size-complex="14pt"/>
    </style:style>
    <style:style style:name="P15" style:family="paragraph" style:parent-style-name="Heading_20_1">
      <style:paragraph-properties fo:margin-left="0cm" fo:margin-right="0cm" fo:text-indent="0cm" style:auto-text-indent="false"/>
      <style:text-properties style:font-name="Times New Roman" fo:font-size="14pt" fo:language="pt" fo:country="BR" style:letter-kerning="true" style:font-size-asian="14pt" style:font-name-complex="Times New Roman" style:font-size-complex="14pt"/>
    </style:style>
    <style:style style:name="P16" style:family="paragraph" style:parent-style-name="Heading_20_1">
      <style:paragraph-properties fo:margin-left="0cm" fo:margin-right="0cm" fo:text-align="start" style:justify-single-word="false" fo:orphans="0" fo:widows="0" fo:hyphenation-ladder-count="no-limit" fo:text-indent="0cm" style:auto-text-indent="false"/>
      <style:text-properties style:font-name="Times New Roman" fo:font-size="14pt" fo:language="pt" fo:country="BR" style:letter-kerning="true" style:font-size-asian="14pt" style:font-name-complex="Times New Roman" style:font-size-complex="14pt" fo:hyphenate="false" fo:hyphenation-remain-char-count="2" fo:hyphenation-push-char-count="2"/>
    </style:style>
    <style:style style:name="P17" style:family="paragraph" style:parent-style-name="Heading_20_1">
      <style:paragraph-properties fo:margin-left="0cm" fo:margin-right="0cm" fo:text-align="start" style:justify-single-word="false" fo:orphans="0" fo:widows="0" fo:hyphenation-ladder-count="no-limit" fo:text-indent="0cm" style:auto-text-indent="false"/>
      <style:text-properties style:font-name="Times New Roman" fo:font-size="12pt" fo:language="pt" fo:country="BR" style:letter-kerning="true" style:font-size-asian="12pt" style:font-name-complex="Times New Roman" style:font-size-complex="14pt" fo:hyphenate="false" fo:hyphenation-remain-char-count="2" fo:hyphenation-push-char-count="2"/>
    </style:style>
    <style:style style:name="P18" style:family="paragraph" style:parent-style-name="Standard">
      <style:paragraph-properties fo:margin-left="0cm" fo:margin-right="0cm" fo:orphans="0" fo:widows="0" fo:hyphenation-ladder-count="no-limit" fo:text-indent="1.251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19" style:family="paragraph" style:parent-style-name="Standard">
      <style:paragraph-properties fo:margin-left="0cm" fo:margin-right="0cm" fo:orphans="0" fo:widows="0" fo:hyphenation-ladder-count="no-limit" fo:text-indent="1.251cm" style:auto-text-indent="false"/>
      <style:text-properties fo:language="pt" fo:country="BR" fo:hyphenate="false" fo:hyphenation-remain-char-count="2" fo:hyphenation-push-char-count="2"/>
    </style:style>
    <style:style style:name="P20" style:family="paragraph" style:parent-style-name="Heading_20_1">
      <style:text-properties style:font-name="Times New Roman" fo:font-size="14pt" fo:language="pt" fo:country="BR" style:font-size-asian="14pt" style:font-name-complex="Times New Roman" style:font-size-complex="14pt"/>
    </style:style>
    <style:style style:name="P21" style:family="paragraph" style:parent-style-name="Standard" style:master-page-name="Converter_20_1">
      <style:paragraph-properties fo:margin-left="0cm" fo:margin-right="0cm" fo:text-align="center" style:justify-single-word="false" fo:text-indent="0cm" style:auto-text-indent="false" style:page-number="auto"/>
      <style:text-properties style:font-name="Times New Roman" fo:font-size="14pt" fo:language="pt" fo:country="BR" fo:font-weight="bold" style:font-size-asian="14pt" style:font-weight-asian="bold" style:font-name-complex="Times New Roman" style:font-size-complex="14pt"/>
    </style:style>
    <style:style style:name="P22"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fo:background-color="transparent" style:font-size-asian="12pt" style:font-weight-asian="bold" style:font-name-complex="Times New Roman" style:font-size-complex="12pt" style:font-weight-complex="bold" fo:hyphenate="false" fo:hyphenation-remain-char-count="2" fo:hyphenation-push-char-count="2"/>
    </style:style>
    <style:style style:name="P23" style:family="paragraph" style:parent-style-name="Standard">
      <style:paragraph-properties fo:margin-left="0cm" fo:margin-right="0cm" fo:text-indent="0cm" style:auto-text-indent="false"/>
      <style:text-properties style:font-name="Times New Roman" fo:font-size="12pt" fo:language="pt" fo:country="BR" style:letter-kerning="true" fo:background-color="#ffff00" style:font-size-asian="12pt" style:font-name-complex="Times New Roman" style:font-size-complex="12pt"/>
    </style:style>
    <style:style style:name="P24" style:family="paragraph" style:parent-style-name="Standard">
      <style:paragraph-properties fo:margin-left="0cm" fo:margin-right="0cm" fo:text-indent="0cm" style:auto-text-indent="false"/>
      <style:text-properties style:font-name="Times New Roman" fo:font-size="12pt" fo:language="pt" fo:country="BR" style:letter-kerning="true" fo:background-color="transparent" style:font-size-asian="12pt" style:font-name-complex="Times New Roman" style:font-size-complex="12pt"/>
    </style:style>
    <style:style style:name="P25"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ize-complex="12pt" fo:hyphenate="false" fo:hyphenation-remain-char-count="2" fo:hyphenation-push-char-count="2"/>
    </style:style>
    <style:style style:name="P26" style:family="paragraph" style:parent-style-name="Standard" style:list-style-name="L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27"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28"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fo:background-color="transparent" style:font-size-asian="13pt" style:font-weight-asian="bold" style:font-name-complex="Times New Roman" style:font-size-complex="14pt" style:font-weight-complex="bold" fo:hyphenate="false" fo:hyphenation-remain-char-count="2" fo:hyphenation-push-char-count="2"/>
    </style:style>
    <style:style style:name="P29" style:family="paragraph" style:parent-style-name="Standard" style:list-style-name="L1">
      <style:paragraph-properties fo:margin-left="0cm" fo:margin-right="0cm" fo:text-align="start" style:justify-single-word="false" fo:orphans="0" fo:widows="0" fo:hyphenation-ladder-count="no-limit" fo:text-indent="0cm" style:auto-text-indent="false"/>
      <style:text-properties fo:color="#800000"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30" style:family="paragraph" style:parent-style-name="Standard">
      <style:paragraph-properties fo:margin-left="0cm" fo:margin-right="0cm" fo:orphans="0" fo:widows="0" fo:hyphenation-ladder-count="no-limit" fo:text-indent="0cm" style:auto-text-indent="false"/>
      <style:text-properties fo:color="#800000" style:font-name="Times New Roman" fo:font-size="12pt" fo:language="pt" fo:country="BR" style:letter-kerning="true" fo:background-color="#66ffff" style:font-size-asian="12pt" style:font-name-complex="Times New Roman" style:font-size-complex="12pt" fo:hyphenate="false" fo:hyphenation-remain-char-count="2" fo:hyphenation-push-char-count="2"/>
    </style:style>
    <style:style style:name="P31" style:family="paragraph" style:parent-style-name="Standard" style:list-style-name="L1">
      <style:paragraph-properties fo:margin-left="0cm" fo:margin-right="0cm" fo:text-align="start" style:justify-single-word="false" fo:orphans="0" fo:widows="0" fo:hyphenation-ladder-count="no-limit" fo:text-indent="0cm" style:auto-text-indent="false"/>
      <style:text-properties fo:color="#6666ff"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32" style:family="paragraph" style:parent-style-name="Standard">
      <style:paragraph-properties fo:margin-left="0cm" fo:margin-right="0cm" fo:orphans="0" fo:widows="0" fo:hyphenation-ladder-count="no-limit" fo:text-indent="0cm" style:auto-text-indent="false"/>
      <style:text-properties fo:hyphenate="false" fo:hyphenation-remain-char-count="2" fo:hyphenation-push-char-count="2"/>
    </style:style>
    <style:style style:name="P33" style:family="paragraph" style:parent-style-name="Standard" style:list-style-name="L1">
      <style:paragraph-properties fo:margin-left="0cm" fo:margin-right="0cm" fo:text-align="start" style:justify-single-word="false" fo:orphans="0" fo:widows="0" fo:hyphenation-ladder-count="no-limit" fo:text-indent="0cm" style:auto-text-indent="false"/>
      <style:text-properties fo:hyphenate="false" fo:hyphenation-remain-char-count="2" fo:hyphenation-push-char-count="2"/>
    </style:style>
    <style:style style:name="P34" style:family="paragraph" style:parent-style-name="Standard" style:list-style-name="L3">
      <style:paragraph-properties fo:text-align="start" style:justify-single-word="false" fo:orphans="0" fo:widows="0" fo:hyphenation-ladder-count="no-limit"/>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35" style:family="paragraph" style:parent-style-name="Standard" style:list-style-name="L4">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36" style:family="paragraph" style:parent-style-name="Standard" style:list-style-name="L5">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37" style:family="paragraph" style:parent-style-name="Standard" style:list-style-name="L6">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38" style:family="paragraph" style:parent-style-name="Standard" style:list-style-name="L7">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39" style:family="paragraph" style:parent-style-name="Standard" style:list-style-name="L8">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40" style:family="paragraph" style:parent-style-name="Standard" style:list-style-name="L9">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41" style:family="paragraph" style:parent-style-name="Standard">
      <style:text-properties fo:font-weight="bold" style:font-weight-asian="bold" style:font-weight-complex="bold"/>
    </style:style>
    <style:style style:name="P42" style:family="paragraph" style:parent-style-name="Standard">
      <style:text-properties fo:font-weight="bold" fo:background-color="transparent" style:font-weight-asian="bold" style:font-weight-complex="bold"/>
    </style:style>
    <style:style style:name="P43" style:family="paragraph" style:parent-style-name="Heading_20_2">
      <style:paragraph-properties fo:margin-left="0cm" fo:margin-right="0cm" fo:text-indent="0cm" style:auto-text-indent="false"/>
      <style:text-properties style:font-name="Times New Roman" fo:font-size="13pt" fo:language="pt" fo:country="BR" style:letter-kerning="true" style:font-size-asian="13pt" style:font-name-complex="Times New Roman"/>
    </style:style>
    <style:style style:name="P44" style:family="paragraph" style:parent-style-name="Heading_20_2">
      <style:paragraph-properties fo:margin-left="0cm" fo:margin-right="0cm" fo:text-indent="0cm" style:auto-text-indent="false"/>
      <style:text-properties style:font-name="Times New Roman" fo:font-size="13pt" fo:language="pt" fo:country="BR" style:letter-kerning="true" style:font-size-asian="13pt" style:font-name-complex="Times New Roman" style:font-size-complex="14pt"/>
    </style:style>
    <style:style style:name="P45"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46" style:family="paragraph" style:parent-style-name="Heading_20_2">
      <style:paragraph-properties fo:margin-left="0cm" fo:margin-right="0cm" fo:text-indent="0cm" style:auto-text-indent="false"/>
      <style:text-properties style:font-name="Times New Roman" fo:font-size="13pt" fo:language="pt" fo:country="BR" style:letter-kerning="true" fo:background-color="#ffff00" style:font-size-asian="13pt" style:font-name-complex="Times New Roman"/>
    </style:style>
    <style:style style:name="P47"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style:font-size-asian="13pt" style:font-weight-asian="bold" style:font-name-complex="Times New Roman" style:font-size-complex="14pt" style:font-weight-complex="bold" fo:hyphenate="false" fo:hyphenation-remain-char-count="2" fo:hyphenation-push-char-count="2"/>
    </style:style>
    <style:style style:name="P48"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49" style:family="paragraph" style:parent-style-name="Heading_20_2">
      <style:paragraph-properties fo:margin-left="0cm" fo:margin-right="0cm" fo:text-indent="0cm" style:auto-text-indent="false"/>
      <style:text-properties fo:language="pt" fo:country="BR"/>
    </style:style>
    <style:style style:name="P50" style:family="paragraph" style:parent-style-name="Heading_20_2">
      <style:paragraph-properties fo:margin-left="0cm" fo:margin-right="0cm" fo:text-align="start" style:justify-single-word="false" fo:orphans="0" fo:widows="0" fo:hyphenation-ladder-count="no-limit" fo:text-indent="0cm" style:auto-text-indent="false"/>
      <style:text-properties fo:hyphenate="false" fo:hyphenation-remain-char-count="2" fo:hyphenation-push-char-count="2"/>
    </style:style>
    <style:style style:name="T1" style:family="text">
      <style:text-properties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2" style:family="text">
      <style:text-properties style:font-name="Times New Roman" fo:font-size="13pt" fo:language="pt" fo:country="BR" fo:font-weight="normal" style:letter-kerning="true" fo:background-color="#ffff00" style:font-size-asian="13pt" style:font-weight-asian="normal" style:font-name-complex="Times New Roman" style:font-size-complex="14pt" style:font-weight-complex="normal"/>
    </style:style>
    <style:style style:name="T3" style:family="text">
      <style:text-properties style:font-name="Times New Roman" fo:font-size="12pt" fo:language="pt" fo:country="BR" style:letter-kerning="true" fo:background-color="transparent" style:font-size-asian="12pt" style:font-name-complex="Times New Roman" style:font-size-complex="12pt"/>
    </style:style>
    <style:style style:name="T4" style:family="text">
      <style:text-properties fo:background-color="#ffff00"/>
    </style:style>
    <style:style style:name="T5" style:family="text">
      <style:text-properties fo:color="#6666ff"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6" style:family="text">
      <style:text-properties fo:font-variant="normal" fo:text-transform="none" fo:color="#6666ff" style:font-name="sans-serif" fo:font-size="10.5pt" fo:letter-spacing="normal" fo:language="pt" fo:country="BR" fo:font-style="italic" fo:font-weight="normal" style:letter-kerning="true" style:font-size-asian="13pt" style:font-weight-asian="normal" style:font-name-complex="Times New Roman" style:font-size-complex="14pt" style:font-weight-complex="normal"/>
    </style:style>
    <style:style style:name="T7" style:family="text">
      <style:text-properties fo:font-variant="normal" fo:text-transform="none" fo:color="#000000" style:font-name="Verdana" fo:font-size="9.75pt" fo:letter-spacing="normal" fo:language="pt" fo:country="BR" fo:font-style="normal" style:text-underline-style="solid" style:text-underline-width="auto" style:text-underline-color="font-color" fo:font-weight="normal" style:letter-kerning="true" fo:background-color="transparent" style:font-size-asian="12pt" style:font-name-complex="Times New Roman" style:font-size-complex="12pt"/>
    </style:style>
    <style:style style:name="T8" style:family="text">
      <style:text-properties fo:color="#800000"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9" style:family="text">
      <style:text-properties fo:color="#800000" fo:background-color="#66ffff"/>
    </style:style>
    <style:style style:name="T10" style:family="text">
      <style:text-properties fo:color="#00ccff"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11" style:family="text">
      <style:text-properties fo:color="#000000" style:font-name="Times New Roman" fo:font-size="13pt" fo:language="pt" fo:country="BR" fo:font-weight="normal" style:letter-kerning="true" fo:background-color="transparent" style:font-size-asian="13pt" style:font-weight-asian="normal" style:font-name-complex="Times New Roman" style:font-size-complex="14pt" style:font-weight-complex="normal"/>
    </style:style>
    <style:style style:name="T12" style:family="text">
      <style:text-properties fo:color="#ff3300"/>
    </style:style>
    <style:style style:name="T13" style:family="text">
      <style:text-properties fo:font-weight="bold" style:font-weight-asian="bold" style:font-weight-complex="bold"/>
    </style:style>
    <style:style style:name="T14" style:family="text">
      <style:text-properties fo:color="#990033" style:font-name="Times New Roman" fo:font-size="12pt" fo:language="pt" fo:country="BR" style:text-underline-style="solid" style:text-underline-width="auto" style:text-underline-color="font-color" style:letter-kerning="true" fo:background-color="transparent" style:font-size-asian="12pt" style:font-name-complex="Times New Roman" style:font-size-complex="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VISUALIZAÇÃO DE TOMOGRAFIAS USANDO AS BIBLIOTECAS ITK E VTK</text:p>
      <text:p text:style-name="P20">1 INTRODUÇÃO</text:p>
      <text:p text:style-name="P2"><text:tab/>Ao longo dos anos a medicina, as ciências físicas e a tecnologia de informação vem cooperando para o desenvolvimento de novos procedimentos médicos visando maior sucesso na solução de problemas de saúde. Entre esses novos procedimentos encontra-se a tomografia computadorizada e as técnicas de visualização científica aplicadas sobre os dados adquiridos através dos tomógrafos.</text:p>
      <text:p text:style-name="P18">O objetivo dos sistemas de visualização usados na medicina é melhorar a qualidade do diagnóstico. Desde o desenvolvimento da tomografia computadorizada e e dos aparelhos de ressonância magnética a visualização médica passou por desenvolvimentos significativos, tendo aplicação na diagnose, como localização de tumores e lesões, e no planejamento de cirurgias. Com ela é possível observar o interior do corpo do paciente sem a necessidade de técnica invasivas.</text:p>
      <text:p text:style-name="P18">A visualização médica como instrumento de terapia começa <text:span text:style-name="T12">Altobelli et al</text:span>, que publicaram um trabalho sobre a visualização de tomografias computadorizadas como ferramenta de planejamento de cirurgias de reconstrução facial, combinando os dados da tomografia com as informações conhecidas sobre o movimento dos ossos e da pele . Outros trabalhos foram feitos na área, como o trabalho de <text:span text:style-name="T12">Taylor</text:span> sobre planejamento de cirurgias cardiovasculares.</text:p>
      <text:p text:style-name="P18">O uso da visualização médica para diagnose de problemas ganhou destaque com o desenvolvimento da colonoscopia virtual, usada para detectar canceres. Nesse processo um tomógrafo de alta resolução obtém a estrutura do abdômen do paciente e esses dados são usados para criar uma visualização de alta resolução do colo retal, na qual o médico navega usando controles de câmera, localizando as estruturas precursoras do câncer de colo retal. Tal processo é possível pela combinação da visualização cientifica com as técnicas de processamento de imagens como segmentação e esqueletização. As mesmas técnicas também são aplicadas em outros sistemas como angioscopia virtual ou broncoscopia virtual.</text:p>
      <text:p text:style-name="P18">Há estudos que mostram que a visualização médica também tem usos nos departamentos de emergência dos hospitais, por exemplo na diagnose de pacientes com dores agudas no peito: com a visualização é possível saber o que está acontecendo com custos reduzidos através do uso de tomografas computadorizadas.</text:p>
      <text:p text:style-name="P18">Um outro benefício da visualização é que as dificuldades de comunicação entre cirurgiões e radiologistas podem ser reduzidas. A radiologia tradicional lida com a interpretação de imagens bidimensionais mas o corpo humano é tridimensional. Com radiografias tridimensionais como a tomografia e a visualização dessas imagens para o cirurgião radiologistas e cirurgiões se comunicam melhor.</text:p>
      <text:p text:style-name="P18">Ao longo dos anos várias bibliotecas de software foram desenvolvidas para atender as necessidades dos sistemas de visualização, em particular as bibliotecas Visualization Toolkit (VTK) e Insight Toolkit (ITK), usadas como base de vários sistemas de visualização como o ParaView. Neste trabalho serão apresentados os conceitos de visualização e as bibliotecas ITK e VTK. Posteriormente será mostrado o uso das bibliotecas através de um estudo de caso e por fim serão mostrados os problemas dos sistemas de visualização como alto consumo de memória e processamento lento e as maneiras de mitigá-los.</text:p>
      <text:p text:style-name="P18"/>
      <text:p text:style-name="P18"/>
      <text:p text:style-name="P18"/>
      <text:p text:style-name="P14"><text:bookmark-start text:name="__RefHeading___Toc367419371"/>2 VISUALIZAÇÃO CIENTÍFICA<text:bookmark-end text:name="__RefHeading___Toc367419371"/></text:p>
      <text:p text:style-name="P18">Visualização científica é a combinação da comunicação, do método computacional, de uma ferramenta para a descoberta de informações e do entendimento da grande quantidade dados gerados <text:s/>para a criação de imagens. Ela transforma dados simbólicos, sejam matemáticos sejam textuais, em geometria dando meios de enxergar o que antes não era possível de ser enxergado.</text:p>
      <text:p text:style-name="P18">Neste capitulo será abordado os conceitos de visualização, <text:s/>o processo de visualização e o caso particular da tomografia computadorizada.</text:p>
      <text:p text:style-name="P18"/>
      <text:p text:style-name="P4"><text:bookmark-start text:name="__RefHeading___Toc367419372"/>2.1 A IMPORTÂNCIA DA VISUALIZAÇÃO<text:bookmark-end text:name="__RefHeading___Toc367419372"/></text:p>
      <text:p text:style-name="P18">Devido a quantidade de dados gerados pelas fontes de dados modernas é impossível uma investigação qualitativa global dos dados. Os sistemas de visualização servem para gerar imagens a partir desses dados, associando formas e cores aos valores das variáveis.</text:p>
      <text:p text:style-name="P18">Essa transformação permite o uso da visão, o sentido mais poderoso do ser humano, para reconhecimento de padrões por um usuário especialista, para a obtenção de informação a partir destes dados. </text:p>
      <text:p text:style-name="P18">Visualização combina tanto a síntese da imagem quanto o entendimento da mesma, unificando os campos da computação gráfica, processamento de imagens, visão por computador, design assistido por computador, processamento de sinal e interfaces humano-computador. Estima-se que 50% dos neurônios de uma pessoa estão associados a visão. Ao usar-se os métodos de visualização de dados torna-se possível enxergar o que não era visível, usar as poderosas capacidades de reconhecimento de padrões dos especialistas das diversas áreas para, da massa de dados, extrair informações.</text:p>
      <text:p text:style-name="P19"/>
      <text:h text:style-name="P43" text:outline-level="2" text:is-list-header="true"><text:bookmark-start text:name="__RefHeading___Toc367419373"/>2.2 TIPOS DE VISUALIZAÇÃO <text:bookmark-end text:name="__RefHeading___Toc367419373"/></text:h>
      <text:p text:style-name="P18">A visualização pode ser dividida de duas maneiras: quanto a aplicação e quanto ao contexto. Quanto a aplicação temos três tipos: a visualização científica, a visualização de dados e a visualização de informação.</text:p>
      <text:p text:style-name="P18">Visualização científica, nome formal dado ao campo que inclui interfaces de usuário, representação de dados e seu processamento e as representações dele para o usuário, desenvolvida tendo em mente as necessidades das ciências físicas como a física, a química e a geologia, das engenharias e da medicina.</text:p>
      <text:p text:style-name="P18">Visualização de dados é um termo mais genérico implicando o uso em fontes de dados para além das ciências físicas e engenharias como dados financeiros, sociais e de negócios. Sua abrangência também permite a inclusão de métodos estatísticos e de análise de dados.</text:p>
      <text:p text:style-name="P18">Visualização de informação por sua vez está relacionada a dados abstratos, como estruturas e conexões das páginas web, dados de redes sociais, e outros tipos de dados abstratos.</text:p>
      <text:p text:style-name="P3"><text:tab/>Quanto ao contexto temos dois tipos: a visualização científica, que lida com dados de natureza espaço-temporal como os dados de uma ressonância magnética ou dados atmosféricos. Em geral os dados espaço-temporais tem até três dimensões espaciais, uma possível dimensão temporal e pelo menos uma dimensão com os dados. </text:p>
      <text:p text:style-name="P18">Tem-se, também, a visualização de informações que trabalha com dados de dimensões mais elevadas, como as dezenas de variáveis rastreadas pelas redes sociais. Em suma, visualização científica trabalha com dados no espaço/tempo e visualização de informação com todos os outros tipos de dados. </text:p>
      <text:p text:style-name="P18">A distinção entre os dois tipos de contexto é importante pois enquanto a mente humana tem entendimentos intuitivos dos dados espaço-temporais o mesmo não acontece com dados <text:soft-page-break/>abstratos, com dados de dimensões mais elevadas. Por isso é necessário, na visualização de informação explicar o que está sendo exibido e se possível projetar em um domínio espaço-temporal de modo a facilitar o entendimento. Tal projeção é complexa e varia de acordo com o tipo de dado sendo exibido e as expectativas do usuário, podendo ir desde selecionar menos dimensões a complexas técnicas de data mining e análise estatística.</text:p>
      <text:h text:style-name="P49" text:outline-level="2" text:is-list-header="true"/>
      <text:h text:style-name="P43" text:outline-level="2" text:is-list-header="true"><text:bookmark-start text:name="__RefHeading___Toc3674193731"/>2.3 O PROCESSO DE VISUALIZAÇÃO <text:bookmark-end text:name="__RefHeading___Toc3674193731"/></text:h>
      <text:p text:style-name="P18">O processo de visualização foi descrito de maneira conceitual por Haber e McNabb como tendo três grandes transformações que convertem os dados crus obtidos dos aparelhos ou gerados para simulação em imagens visíveis para o usuário. As três etapas são o enriquecimento ou melhoria dos dados, o mapeamento da visualização e a renderização na tela.</text:p>
      <text:p text:style-name="P18">O enriquecimento dos dados são os processos que melhoram a razão sinal-ruído dos dados e os prepara para as próximas etapas gerando dados derivados. O mapeamento da visualização gera um objeto abstrato com posição no espaço e no tempo, cujos atributos geométricos e de imagem, como forma e cor, estão relacionados aos dados derivados por um mapa. Esse objeto abstrato, por sua vez, serve de instrução, de informação para o processo de renderização transformá-lo em uma imagem visível para o usuário.</text:p>
      <text:p text:style-name="P18"/>
      <text:h text:style-name="P43" text:outline-level="2" text:is-list-header="true"><text:bookmark-start text:name="__RefHeading___Toc36741937311"/>2.4 PROCESSAMENTO DE IMAGENS <text:bookmark-end text:name="__RefHeading___Toc36741937311"/></text:h>
      <text:p text:style-name="P18">Processamento de Imagens, também conhecido com análise de imagens, é uma extensão do processamento de sinais tradicional para imagens e é uma parte integral do processo de visualização ao dar poderosas ferramentas de extração de informação a partir das imagens. Tal extensão é possível se a imagem for pensada como um sinal no espaço e não no tempo, em 2 (duas) ou 3 (três) dimensões espaciais ao invés de uma. Imagens, como sinais, podem ser contínuas ou discretas. Neste trabalho será utilizada imagens discretas.</text:p>
      <text:p text:style-name="P18">A análise de imagens pode usar operadores lineares. O uso de operadores lineares que vão desde álgebras simples a transformadas de Fourier assume que o dado de entrada aumenta por superposição, isto é, que os componentes individuais não se afetam mutuamente no sistema e permite o uso de poderosas ferramentas para o tratamento de imagens como suavização ou reforço de contornos.</text:p>
      <text:p text:style-name="P18">Os processos de análise de imagens são fundamentais para as técnicas de <text:span text:style-name="T12">segmentação</text:span> e <text:span text:style-name="T12">registro</text:span> de imagem. Na segmentação determinam-se regiões, segmentos, das imagens e no registro de imagem combina-se imagens adquiridas de múltiplas fontes, estabelecendo correspondências para gerar novas informações.</text:p>
      <text:h text:style-name="P43" text:outline-level="2" text:is-list-header="true"/>
      <text:h text:style-name="P46" text:outline-level="2" text:is-list-header="true">2.5 COMPUTAÇÃO GRÁFICA</text:h>
      <text:p text:style-name="P23"><text:tab/><text:span text:style-name="T13">Computação Gráfica</text:span></text:p>
      <text:p text:style-name="Standard"><text:tab/>Computação gráfica é o processo de geração de imagens usando computadores. Ela é a fundação da visualização de dados ao prover as ferramentas que convertem o resultado das técnicas de visualização em imagens para o usuário.</text:p>
      <text:p text:style-name="Standard"><text:tab/>O processo de geração das imagens é chamado de renderização. Na visualização de dados os dados são transformados em primitivas gráficas como ponto, sólidos ou volumes que são transformadas em imagens segundo as técnicas de renderização. Existem várias técnicas de renderização, apropriadas para objetivos diversos, sendo as técnicas fotorealistas mais custosas em termos de processamento que técnicas que fazem compromissos de qualidade em nome da velocidade. No caso particular da visualização de dados as técnicas tem que prover renderização em tempo real para que seja possível interação com os dados. Por isso os <text:soft-page-break/>métodos de renderização usados nas técnicas de visualização são métodos voltados para clareza das informações, para maximizar as informações que o usuário pode extrair da visão e não para fotorealismo.</text:p>
      <text:p text:style-name="Standard"/>
      <text:p text:style-name="P41">Formação física de imagens</text:p>
      <text:p text:style-name="Standard"><text:tab/>Imagens são formadas por reflexões de luz em objetos captadas pelos olhos. Para um objeto ser visível raios de luz emitidos pelas fontes de luz tem que refletir sobre ele e nessa nova trajetória serem captados pelos olhos do observador. A interação dos raios de luz com as superfícies com as quais eles colidem e o meio pelo qual se propagam modifica a luz, determinando sua cor e intensidade. A reflexão dos objetos é determinada pelas suas superfícies: os materiais que as compoem, sua rugosiade e sua capacidade de absorver a luz.</text:p>
      <text:p text:style-name="Standard"><text:tab/>A computação gráfica busca simular essas propriedades através da computação para a geração de imagens, usando as técnicas de renderização.</text:p>
      <text:p text:style-name="Standard"/>
      <text:p text:style-name="P42">A equação da renderização</text:p>
      <text:p text:style-name="P24"><text:tab/>Todos os métodos de renderização são tentativas de modelar o mesmo fenômeno: luz se dispersando de vários tipos de superfícies. A equação de renderização enunciada por Kajiya [Kajiya86] modela esse fenômeno, calculando a intensidade da luz passando entre dois pontos. </text:p>
      <text:p text:style-name="P25"><draw:frame draw:style-name="fr2" draw:name="graphics1" text:anchor-type="paragraph" svg:x="1.767cm" svg:y="0.385cm" svg:width="12.792cm" svg:height="4.838cm" draw:z-index="0"><draw:image xlink:href="Pictures/20000007000030AF00001777C849ED7B.svm" xlink:type="simple" xlink:show="embed" xlink:actuate="onLoad"/></draw:frame><text:tab/>Essa equação balanceia os fluxos de energia entre um ponto de uma superfície e outro ponto sem modelar todos os fenômenos óticos, sendo uma aproximação geométrica. Por exemplo, ela não trata difração.[THE RENDERING EQUATION , Kajiya.J]. Os vários métodos de renderização buscam se aproximar da equação de renderização ao mesmo tempo que buscam reduzir o custo do processo.</text:p>
      <text:p text:style-name="P25"><text:tab/>Renderização é integração. Para montar a imagem é preciso calcular quanta luz chega em cada pixel da superfície que capta a imagem, fazendo um somatório dos vários efeitos que podem modificar a cor. É impossível simular todos os fótons e todos os efeitos devido ao custo computacional que tal simulação teria. Por isso simula-se alguns deles através de amostragem. Duas estratégias de amostragem são o ray casting e a rasterização, ambas usadas pela VTK. Uma técnica não exclui a outra: elas podem ser combinadas para efeitos interessantes, como por exemplo nos jogos eletrônicos, onde névoas são geradas por raycasting e os objetos da cena são gerados por rasterização.</text:p>
      <text:p text:style-name="P25"/>
      <text:p text:style-name="P22">Raycast e Rastarização</text:p>
      <text:p text:style-name="P25"><text:tab/>A luz que entra no olho vem de pontos ou superfícies que ou emitiram a luz ou refletiram-a. Esses pontos se encontram no caminho dos raios escolhidos para amostragem, são as interseções entre os raios de luz amostrados e a superfície de onde eles são emitidos.</text:p>
      <text:p text:style-name="P25"><text:tab/>Por sua vez, o olho pode ser modelado como um ponto que serve de origem para um <text:soft-page-break/>sistema de coordenadas (o centro de projeção). Em frente a esse ponto, entre ele e o que ser ver, existirá um plano de imagem virtual, onde o que está sendo visto será composto. O detector de luz do olho por sua vez será modelado como uma grade quadriculada de pixels. Nessa modelagem os raios de luz que serão amostrados partem do olho, o centro de projeção, atravessam os pixels e percorrem o espaço, podendo ter interseções com o que se quer enxergar.</text:p>
      <text:p text:style-name="P25"><draw:frame draw:style-name="fr1" draw:name="Frame1" text:anchor-type="paragraph" svg:x="0.72cm" svg:y="0.079cm" svg:width="5.556cm" draw:z-index="1"><draw:text-box fo:min-height="3.069cm"><text:p text:style-name="Illustration"><draw:frame draw:style-name="fr3" draw:name="graphics2" text:anchor-type="paragraph" svg:width="5.556cm" svg:height="3.069cm" style:rel-height="scale" draw:z-index="2"><draw:image xlink:href="Pictures/20000007000015B500000BFE8404D840.svm" xlink:type="simple" xlink:show="embed" xlink:actuate="onLoad"/></draw:frame>Illustration <text:sequence text:ref-name="refIllustration0" text:name="Illustration" text:formula="ooow:Illustration+1" style:num-format="1">1</text:sequence>: O ponto de projeção emitindo raios através do plano de imagem virtual</text:p></draw:text-box></draw:frame></text:p>
      <text:p text:style-name="P25"><text:tab/>A luz que chega em um pixel do sensor vinda de um ponto P veio de alguma direção, veio de alguma fonte de luz, que podem ser várias. Também é possível que seja reflexão de um raio que já tenha vindo refletido de outra superfície.</text:p>
      <text:p text:style-name="P25"><text:tab/>Com isso é possível montar uma estrutura de renderização de alto nível:</text:p>
      <text:p text:style-name="P25">para cada ponto visivel P com direção W0 dele para o pixel (xy) faça:</text:p>
      <text:p text:style-name="P25"><text:tab/>soma = 0;</text:p>
      <text:p text:style-name="P25"><text:tab/>para cada luz luz incidindo com direção Wi sobre P faça:</text:p>
      <text:p text:style-name="P25"><text:tab/><text:tab/>soma+=luz dispersa em P de Wi para W0</text:p>
      <text:p text:style-name="P25"><text:tab/>cor do pixel = soma</text:p>
      <text:p text:style-name="P25"><text:tab/>Os pontos visíveis pertencem às superfícies dos triângulos que compoem os objetos na cena (no caso do raycast volumétrico isso muda, como será visto adiante). Essa estrutura de triângulos determina todos os pontos potencialmente visíveis. Para renderizar um determinado pixel é preciso determinar quais pontos projetam luz sobre esse pixel e escolher qual ponto estará mais próximo da câmera para ser o que realmente é visível. Para isso converte-se a logica anterior, substituindo a iteração exterior por uma iteração por pixels, correspondendo aos raios e triângulos, correspondendo às superfícies. A escolha importa e é onde os métodos de renderização se dividem em raycast e rasterização. No raycast percorre-se os pixels primeiro enquanto na rasterização percorre-se os triângulos primeiro.</text:p>
      <text:p text:style-name="P25"><text:tab/>Na estratégia de renderização raycast gera-se um raio por pixel e o envia para todas as superfícies. Pode ser generalizada para uma estratégia mais complexa, a raytrace, onde os raios geram raios secundário após colisões com as superfícies. </text:p>
      <text:p text:style-name="P25">Para cada pixel (x,y)</text:p>
      <text:p text:style-name="P25"><text:tab/>seja R o raio passando por xy vindo do olho</text:p>
      <text:p text:style-name="P25"><text:tab/>para cada triangulo T:</text:p>
      <text:p text:style-name="P25"><text:tab/><text:tab/>seja P a interseção entre R e T</text:p>
      <text:p text:style-name="P25"><text:tab/><text:tab/>soma = 0</text:p>
      <text:p text:style-name="P25"><text:tab/><text:tab/>para cada luz incidindo com direção Wi sobre P faça:</text:p>
      <text:p text:style-name="P25"><text:tab/><text:tab/><text:tab/>soma+=luz dispersa em O de Wi para W0</text:p>
      <text:p text:style-name="P25"><text:tab/><text:tab/>se P é a interseção mais próxima do pixel</text:p>
      <text:p text:style-name="P25"><text:tab/><text:tab/><text:tab/>cor do pixel = soma</text:p>
      <text:p text:style-name="P22"/>
      <text:p text:style-name="P25"><text:tab/>Na rasterização a iteração mais externa é sobre a lista de triângulos. Essa estratégia é <text:soft-page-break/>chamada de rasterização porque a iteração interior é normalmente implementada marchando ao longo das linhas das colunas, chamadas de rasters em inglês. A escolha por colunas é arbitrária e devido a tradição da época dos dispostivos de raios catódicos, que emitiam da esquerda para a direita, de cima para baixo.</text:p>
      <text:p text:style-name="P25">Para cada pixel (xy) faça:</text:p>
      <text:p text:style-name="P25"><text:tab/>mais próximo de xy = infinito</text:p>
      <text:p text:style-name="P25">Para cada triângulo T faça:</text:p>
      <text:p text:style-name="P25"><text:tab/>para cada pixel(xy) faça:</text:p>
      <text:p text:style-name="P25"><text:tab/><text:tab/>seja R o raio emitido pelo olho através de (xy)</text:p>
      <text:p text:style-name="P25"><text:tab/><text:tab/>seja P a interseção entre R e T</text:p>
      <text:p text:style-name="P25"><text:tab/><text:tab/>se P existe:</text:p>
      <text:p text:style-name="P25"><text:tab/><text:tab/><text:tab/>soma = 0;</text:p>
      <text:p text:style-name="P25"><text:tab/><text:tab/><text:tab/>para cada direção de luz faça</text:p>
      <text:p text:style-name="P25"><text:tab/><text:tab/><text:tab/><text:tab/>soma +=...</text:p>
      <text:p text:style-name="P25"><text:tab/><text:tab/><text:tab/><text:tab/>se a distância para P é menor que o mais proximi de xy</text:p>
      <text:p text:style-name="P25"><text:tab/><text:tab/><text:tab/><text:tab/><text:tab/>pixel[x,y] = soma</text:p>
      <text:p text:style-name="P25"><text:tab/><text:tab/><text:tab/><text:tab/><text:tab/>mais próximo de xy = |P-O|</text:p>
      <text:p text:style-name="P25"/>
      <text:p text:style-name="P32"><text:span text:style-name="T3"><text:tab/>No raycast o processamento de cada pixel é independente, sendo uma boa situação para aplicar paralelismo [</text:span><text:a xlink:type="simple" xlink:href="http://dl.acm.org/author_page.cfm?id=81100321790&amp;coll=DL&amp;dl=ACM&amp;trk=0&amp;cfid=500961440&amp;cftoken=98610546" office:target-frame-name="_self" xlink:show="replace" text:style-name="Internet_20_link" text:visited-style-name="Visited_20_Internet_20_Link"><text:span text:style-name="T14">William M. Hsu</text:span></text:a><text:span text:style-name="T7">PRS '93 Proceedings of the 1993 symposium on Parallel rendering</text:span><text:span text:style-name="T14"> ]. </text:span><text:span text:style-name="T3">Além disso no raycast é recomendado manter todos os objetos na memória por não ser possível saber previamente quais objetos serão necessários em cada pixel. </text:span></text:p>
      <text:p text:style-name="P25"><text:tab/>Por outro lado, na rasterização cada triângulo pode ser processado individualmente, permitindo paralelismo ou só manter uma parte dos triângulos na memória. Por não precisar ter todos os objetos na memória para gerar imagens rasterização permite trabalhar com cenas muito maiores que com raycast. </text:p>
      <text:p text:style-name="P25"><text:tab/>A vantagem do raycast é para cenas fotorealistas quando ele é generalizado para raytrace e para renderização de objetos cujo interior importa, para os quais não é adequado definir superfícies, como objetos volumétricos. </text:p>
      <text:p text:style-name="P25"><text:tab/>No raytrace o traçado do raio é recursivo: a cada interseção entre o raio e a superfície um novo raio é gerado, permitindo reflexões entre os objetos. Isso, combinado com cálculos de raios de luz tanto do olho quanto das fontes de luz e estabelecimento de caminhos de raios permite sombras e iluminação com alto grau de realismo.</text:p>
      <text:p text:style-name="P25"><text:tab/>No raycast volumétrico o meio que o raio percorre contribui para a cor do raio, como se ele estivesse atravessando uma nuvem. A medida que o raio percorre o meio sua cor é modificada de acordo com o meio e uma regra que determine como contabilizar os valores. Algumas regras são a MIP(Maximum Intensity Projection), onde o valor da cor do pixel será o maior valor de cor no meio percorrido, e a combinação de valores, onde os valores são somados para gerar o valor final do pixel.[The Visualization Toolkit]</text:p>
      <text:p text:style-name="P25"/>
      <text:p text:style-name="P22">OpenGL</text:p>
      <text:p text:style-name="P25"><text:tab/>OpenGL é uma especificação de interface de software para o hardware gráfico subjacente, projetada para ser uma interface independente de plataforma, com objetivo de que um sistema usando opengl não precise ser reescrito quando a plataforma em que ele for ser compilado mudar. Esse objetivo é atingido parcialmente: os componentes específicos de cada sistema operacional responsáveis por conectar o sistema da OpenGL com o sistema visual do sistema operacional variam de acordo com o sistema operacional. Isso ocorre porque a <text:soft-page-break/>OpenGL não provê funcionalidade alguma de controle de janelas ou entra e saída de comandos do usuário.</text:p>
      <text:p text:style-name="P25"><text:tab/>A OpenGL também não provê maneiras de descrever objetos trimensionais de alto nível, provendo ao seu usuário meios de descrever a estrutura do objeto na forma de triângulos, pontos e outras estruturas primitivas mas deixando o significado dessas combinações de pontos e triângulos como responsabilidade do usuário.</text:p>
      <text:p text:style-name="P25"><text:tab/>Com a OpenGL é possível construir formas a partir de estruturas geométricas primitivas, gerando descrições matemáticas dos objetos, dispô-los em um espaço tridimensional, calcular a cor de todos os objetos usando métodos de iluminação e gerar, dessa estrutura de formas geométricas e cores, uma imagem através da rasterização.[OpenGL Programming Guide, 7a ed]</text:p>
      <text:p text:style-name="P25"/>
      <text:p text:style-name="P22">A Pipeline de Renderização</text:p>
      <text:p text:style-name="P25"><text:tab/>A pipeline de renderização são os passos que o OpenGL executa para gerar as imagens a partir das informações fornecidas pelo programador. A pipeline do OpenGL é programável através de programas chamados shaders, escritos na linguagem GLSL, baseada na linguagem C++. </text:p>
      <text:p text:style-name="P25"><text:tab/>Através da pipeline as informações geométricas especificadas pelo programador são transformadas em imagens em etapas sucessivas, controladas pelo programador através de programas chamdos shaders, compilados usando o OpenGL e enviados para os vários processadores do hardware que gera os gráficos. Cada shader tem um conjunto de entradas e saídas obrigatórias e podem ter valores arbitrários definidos pelo usuário em adição aos valores de entrada e saída obrigatórios.</text:p>
      <text:p text:style-name="P25"><text:tab/>Primeiro o processador de vértices recebe os vértices e seus dados. Os programas compilados para executar no processador de vértices são chamados de vertex shaders. O processador de vértices opera um vertíce por vez e ,normalmente, é nele que são feitas as transformações geométricas de posição, rotação e escala dos vértices e da matriz de projeção. É obrigatório ter um vertex shader: se ele não existir não será gerada geometria para o resto da pipeline e não é possível acessar os dados dos outros vértices, somente do vértice atual.</text:p>
      <text:p text:style-name="P25"><text:tab/>O resultado do processador de vértices é passado para o processador de controle de tesselização[<text:span text:style-name="T4">essa palavra existe em português?</text:span>], que opera sobre um conjunto de vértices gerando um novo conjunto. Os programas escritos para operarar nesse processador são chamados de tesselation control shaders. Eles são invocados uma vez para cada vértice do conjunto e podem ler os atributos de todos os vértices do conjunto recebido pelo shader. Esse shader é opcional: se ele não for especificado os vértices gerados pelo vertex shader não sofrem transformações. Essa etapa da pipeline costuma ser usada para controles de qualidade, modificando a quantidade de vertices.</text:p>
      <text:p text:style-name="P25"><text:tab/>Após a execução do programa no processador de controle de tesselização o resultado segue para o processador de avaliação de tesselização, responsável por computar a posição e atributos dos vértices gerados processador de controle de tesselização, podendo ler qualquer atributo de qualquer vértice no conjunto de entrada, além das coordenadas de tesselização relativas à geometria sendo tesselizada. O resultado desse shader é a posição e outros atributos do vértice. Esse shader é opcional.</text:p>
      <text:p text:style-name="P25"><text:tab/>Os resultados do vertex shader ou dos shaders de tesselização, caso existam, são passados para o processador de geometra. O processador de geometria, que é opcional, recebe os dados dos vértices e gera primitivas geométricas de saída. Os programas que executam no processador de geometria são chamados de geometry shaders. Cada invoção dos geometry shaders operará sobre uma primitiva com um numero fixo de vértices, por exemplo, três <text:soft-page-break/>vértices no caso de triângulos e gera uma primitiva geométrica a partir dos dados passados. É nesse shader de que os vértices geram formas geométricas.</text:p>
      <text:p text:style-name="P25"><text:tab/>Após o processador de geometria existem processos de clipping e rasterização, que não são programáveis na versão 4.3 da especificação do OpenGL. No clipping primitivas na fronteira entre o volume de visualização e o espaço exterior a ele são divididas em várias primitivas. A eliminação de triângulos cuja orientaçaõ indique que não são visíveis na tela também ocorre nessa etapa. </text:p>
      <text:p text:style-name="P25"><text:tab/>A orientação do triângulo, determinada pelo programador, é determinada pela ordem de percurso dos vértices: sentido horário ou sentido anti-horário. O programador deve especificar qual é a ordem. O padrão é anti-horário.</text:p>
      <text:p text:style-name="P25"><text:tab/>Passado o clipping e a eliminação, só restam triangulos potencialmente visíveis. Eles são tranformados em fragmentos bidimensionais pelo rasterizador, que projeta os triângulos na matriz da tela. Cada fragmento corresponde a um pixel ou a uma amostra caso multisampling esteja ativo. O renderizador gera a posição na tela, a cobertura da amostra caso multisampling esteja ativo, e uma lista de dados arbitrários que porventura tenham sido determinados pelos shaders anteriores. O resultado é passado para o processador de fragmentos.</text:p>
      <text:p text:style-name="P25"><text:tab/>O processador de fragmentos é uma unidade programável que processa cada um dos fragmentos gerados pelo rasterizador. Seus programas são chamados de fragment shaders. Não é permitido acesso aos outros fragmentos nem modificar a posição na tela do fragmento. É no fragment shader que o cálculo da cor é feito: em programas simples ele simplesmente determina uma cor ou busca a cor em uma textura. Em programas complexos cálculos de incidência de luz, baseados na equação da renderização e usando dados definidos pelo usuário gerados nos shaders anteriores, são feitos. O resultado final será posto no frame buffer, onde ele será exibido na tela, ou em um buffer de textura, onde ele poderá ser usado como dado para uma outra execução, permitindo gerar efeitos de reflexão ou de cenas dentro de cenas.</text:p>
      <text:p text:style-name="P25"/>
      <text:p text:style-name="P22">Estrutura de Cena</text:p>
      <text:p text:style-name="P25"><text:tab/>A estrutura de cena é um modelo de alto nível encapsulando as informações de vértices, luz e transformações em um modelo de dados abstrato. O objetivo é manejar complexidade, facilitar o gerenciamento do mundo sendo exibido para o usuário, descrevendo os principais elementos de uma cena usando objetos. Esses objetos são a câmera por onde a cena é vista, as luzes da cena e a geometria da cena e as relações entre esses elementos. Esses elementos estarão em um sistema de coordenadas tridimensional comum, o sistema de coordenadas do mundo, e serão projetados no sistema de coordenadas bidimensional da tela usando as informações da câmera, como a matriz de projeção e a posição dos objetos em relação a câmera.</text:p>
      <text:p text:style-name="P25"/>
      <text:p text:style-name="P25"/>
      <text:p text:style-name="P25"><text:span text:style-name="T9">[</text:span><text:a xlink:type="simple" xlink:href="https://www.opengl.org/wiki/Rendering_Pipeline_Overview#Pipeline" text:style-name="Internet_20_link" text:visited-style-name="Visited_20_Internet_20_Link">https://www.opengl.org/wiki/Rendering_Pipeline_Overview#Pipeline</text:a><text:span text:style-name="T9">]</text:span></text:p>
      <text:p text:style-name="P30">[The OpenGL shading language 4.3]</text:p>
      <text:p text:style-name="P25"/>
      <text:p text:style-name="P25"/>
      <text:p text:style-name="P25"/>
      <text:p text:style-name="P25"><text:tab/></text:p>
      <text:p text:style-name="P25"><text:tab/></text:p>
      <text:p text:style-name="P24"><text:tab/></text:p>
      <text:h text:style-name="P43" text:outline-level="2" text:is-list-header="true"><text:bookmark-start text:name="__RefHeading___Toc367419373111"/><text:soft-page-break/>2.5 O CASO DA TOMOGRAFIA <text:bookmark-end text:name="__RefHeading___Toc367419373111"/></text:h>
      <text:p text:style-name="P18">“Tomografias computadorizadas dão aos médicos meios mais acurados de enxergar dentro do corpo humano permitindo localização conveniente segura, conveniente e acurada de tumores, coágulos e outras condições que seriam dolorosas, perigosas ou impossíveis de serem localizadas com outros métodos” <text:span text:style-name="T12">(bibliografia)</text:span></text:p>
      <text:p text:style-name="P18">A tomografia computadorizada difere do raio-x tradicional por registrar as medidas em uma memória de computador ao invés de filme, tendo uma descrição numérica e discreta da densidade dos tecidos e por obter múltiplas imagens ao longo de um eixo, gerando as três dimensões necessárias para a imagem tridimensional. </text:p>
      <text:p text:style-name="P18">Emite-se uma série de raios paralelos através do alvo e capta-se a atenuação de cada um deles. Após isso um segundo conjunto de raios paralelos é emitido deslocando-se alguns graus em relação ao primeiro conjunto porém continuando paralelo ao plano e obtêm-se o novo conjunto de atenuações. O processo é repetido até todas as direções do plano terem sido medidas. Feito isso, o emissor avança ao longo do eixo principal e repete-se o processo.</text:p>
      <text:p text:style-name="P18">Tendo esses dados é possível através de operações matemáticas saber qual é a densidade de cada ponto do volume radiografado. <text:span text:style-name="T4">DEVO FALAR DESSAS OPERAÇÕES?</text:span> O volume estará dividido em voxels, pequenos sólidos retangulares com um valor escalar que representa a densidade aproximada da região, organizados em uma matriz tridimensional. A qualidade da imagem depende da quantidade de voxels: quanto maior for a quantidade de voxels em um dado volume mais precisa é a aproximação. Os valores escalares em cada voxel são medidos na escala Hounsfield (HU), criada pelo criador do primeiro tomógrafo capaz de ser usado para medicina. Aparelhos calibrados para esse escala registram a água como tendo 0 HU, ossos como tendo a partir de 200 HU e ar tendo -1000 HU.</text:p>
      <text:p text:style-name="P18">A visualização de imagens de tomógrafos é um caso particular de visualização científica: um sistema capta uma grande massa de dados, esses dados tem um sentido espacial intrínseco sendo densidades de regiões no espaço <text:s/>e o usuário dessa visualização, o médico, usa-a para extrair informação dos dados exibidos para ele. Como os dados da tomografia são matrizes tridimensionais de valores discretos eles podem ser considerados imagens e podem ser submetidos às varias técnicas de processamento de imagem, além de quaisquer processamento de sinal que tenha ocorrido durante a aquisição</text:p>
      <text:p text:style-name="P18"/>
      <text:p text:style-name="P15"><text:bookmark-start text:name="__RefHeading___Toc367419378"/>3 a itk e vtk como bibliotecas de visualização científica<text:bookmark-end text:name="__RefHeading___Toc367419378"/></text:p>
      <text:h text:style-name="P44" text:outline-level="2" text:is-list-header="true">3.1 INTRODUÇÃO</text:h>
      <text:p text:style-name="P6"><text:tab/>A ITK e VTK são bibliotecas desenvolvidas segundo os preceitos da programação orientada a objetos, visando, com o uso das metodologias de desenvolvimento, mitigar, gerenciar a complexidade dos sistemas de visualização. Elas foram desenvolvidas visando robustez, inteligibilidade, extensibilidade, modularidade e manutenabilidade, usando intensamente os preceitos da programação orientada a objetos para atender esses objetivos.</text:p>
      <text:p text:style-name="P6"/>
      <text:h text:style-name="P44" text:outline-level="2" text:is-list-header="true">3.2 DESENVOLVIMENTO ORIENTADO A OBJETOS</text:h>
      <text:p text:style-name="P1"><text:span text:style-name="T1"><text:tab/>Programação orientada a objetos é uma metodologia de engenharia de software que lida confortavelmente com sistemas complexos provendo meios de extende-los posteriormente. Seu objetivo é dividir um sistema complexo em partes menores e mais simples denominadas objetos. Objetos são abstrações que modelam partes físicas ou abstratas do sistema sendo simulado.</text:span><text:span text:style-name="T5">[the visualization toolkit 4a ed pg 16].</text:span></text:p>
      <text:p text:style-name="P12"><text:soft-page-break/><text:span text:style-name="T1"><text:tab/>Métodos de desenvolvimento orientado a objetos são reconhecidos como meios efetivos de projeto de software e implementação e metodologias como a de Booch e Rumbaugh são amplamente adotadas.</text:span><text:span text:style-name="T5">[the design and implementation of an object oriented toolkit]</text:span></text:p>
      <text:p text:style-name="P12"><text:span text:style-name="T1"><text:tab/>Os benefícios da orientação a objetos são: Os objetos modelados representam acuradamente o domínio do problema, facilitando a produção e entendimento dos projetos. A metodologia orientada a objetos encoraja reuso de software ao facilitar a </text:span><text:span text:style-name="T1">divisão do sistema em módulos com interfaces e responsabilidades bem definidas </text:span><text:span text:style-name="T1">tornando menos difícil a reutilização deles em outros sistemas.</text:span><text:span text:style-name="T5">[M.C.A.(Sem - IV) Object Oriented Modeling &amp; Design Using UML] PROCURAR O object-oriented modeling and design with uml PARA MELHOR EXPLICAÇÃO.</text:span></text:p>
      <text:p text:style-name="P12"><text:span text:style-name="T1"><text:tab/>Com a orientação a objetos é possível lidar com sistemas complexos como definidos por Booch: sistemas onde é impossível um desenvolvedor individual compreender todas as sutilezas do projetos, sistemas onde a complexidade do sistema excede a capacidade intelectual humana</text:span><text:span text:style-name="T5">[OOAD_Booch_3rd_Edition pg 8],</text:span><text:span text:style-name="T1"> sendo que tal capacidade é uma parte essencial do software, não podendo ser eliminada. Tal complexidade deriva da complexidade do domínio do problema, da dificuldade de manejar o processo de desenvolvimento, da flexibilidade que o software tem e da dificuldade de caracterizar o comportamento de sistemas discretos.</text:span></text:p>
      <text:p text:style-name="P9"><text:tab/>No caso particular da visualizaçao o dominio é complexo por lidar com uma miríade de tipos de dados e formas de visualizá-los ao mesmo tempo que precisa lidar com os mecanismos de renderização dos dados para o usuários, processamento de sinais e interação humano-computador, com cada uma dessas partes sendo, elas próprias, complexas. <text:s/>O comportamento do sistema também é difícil de ser caracterizado devido à vasta quantidade de componentes, cada um com seu estado próprio.</text:p>
      <text:p text:style-name="P12"><text:span text:style-name="T1"><text:tab/>Com a orientação a objetos é possível lidar com essas complexidades encapsulando os mecanismos de baixo nível, permitindo aos desenvolvedores se </text:span><text:span text:style-name="T1">focarem nos detalhes específicos do problema que eles se propõem a resolver, permitindo-os trabalhar em um nível muito mais alto de abstração.</text:span><text:span text:style-name="T5">[The Application Visualization System - A Computational Environment for Scientific Visualization]</text:span><text:span text:style-name="T1">.</text:span></text:p>
      <text:p text:style-name="P12"><text:span text:style-name="T1"><text:tab/>No caso particular da VTK e ITK foi usada a metodologia de Rumbaugh, que tem três tipos principais de modelos: o modelo de objetos, o modelo dinâmico e o modelo funcional.</text:span><text:span text:style-name="T5">[the visualization toolkit]</text:span></text:p>
      <text:p text:style-name="P1"><text:span text:style-name="T1"><text:tab/>O modelo de objetos identifica cada objeto no sistema, suas propriedades e relações uns com os outros. O modelo dinâmico descreve as sequências de eventos e dependências temporais do sistema e o modelo funcional descreve como os dados fluem pelo sistema.</text:span><text:span text:style-name="T5">[PEGAR O </text:span><text:span text:style-name="T6">Object-Oriented Modeling and Design</text:span><text:span text:style-name="T5"> DO Rumbaugh].</text:span></text:p>
      <text:p text:style-name="P8"/>
      <text:h text:style-name="P45" text:outline-level="2" text:is-list-header="true">3.2 VTK</text:h>
      <text:h text:style-name="P45" text:outline-level="2" text:is-list-header="true">3.2.1 A ARQUITETURA DO SISTEMA</text:h>
      <text:h text:style-name="P45" text:outline-level="2" text:is-list-header="true">3.2.1.1 INTERFACE INTERPRETADA E O NÚCLEO COMPILADO.</text:h>
      <text:p text:style-name="P9"><text:tab/>A VTK consiste de dois subsistemas: uma biblioteca de classes escrita em c++ e uma camada de interface com linguagens interpretadas com python e java que <text:soft-page-break/>manipulam as classes. Essa camada externa é opcional, podendo haver ligação direta entre os programas que usam a biblioteca de classes e a biblioteca de classes caso a linguagem tenha a capacidade de se ligar a bibliotecas compiladas, como é o caso do Delphi, C#, entre outras.</text:p>
      <text:p text:style-name="P12"><text:span text:style-name="T1"><text:tab/>Essa divisão é vantajosa pois permite que sejam construídos algoritmos em uma linguagem eficiente em termos de cpu e memória e permite desenvolvimento rápido com ambientes de linguagens interpretadas que evitam o ciclo de compilação e </text:span><text:span text:style-name="T1">linkagem. Segundo Schroeder, Martin e Lorensen as aplicações construídas em </text:span><text:span text:style-name="T1">ambientes de linguagens interpretadas são construídas em um nível mais alto de abstração, com ciclos de desenvolvimento mais rápidos e com código-fonte mais simples que as aplicações construídas em ambientes compilados mas, ao mesmo </text:span><text:span text:style-name="T1">tempo, sistemas compilados são absolutamente necessários para execução de alta velocidade e baixo consumo de memória.</text:span><text:span text:style-name="T5">[the vtk user's guide pg 19][the design and implementation of an object oriented toolkit]</text:span></text:p>
      <text:p text:style-name="P13"/>
      <text:h text:style-name="P45" text:outline-level="2" text:is-list-header="true">3.2.1.2 O MODELO DE OBJETOS BAIXO-NÍVEL.</text:h>
      <text:p text:style-name="P9"><text:tab/>Quase todos os objetos da VTK derivam do objeto vtkObject e tem que ser instanciados usando as operações New e Delete do objeto e não podem ser alocados na pilha.</text:p>
      <text:p text:style-name="P9"><text:tab/>Por usar uma superclasse comum a todos e um método unificado de criação e destruição de objetos todos os objetos da VTK tem alguns comportamentos mínimos comuns como contagem de referências, informação de tipo de dado em tempo de execução <text:s/>e exibição de estado do objeto.</text:p>
      <text:p text:style-name="P9"><text:tab/>Com a contagem de referências os objetos guardam o número de ponteiros que se referem a ele. O gerenciamento dessa contagem pode ser manual, com o número de referências sendo incrementado ou decrementado manualmente através de métodos de vtkObject ou automático através de 'smart pointers'.</text:p>
      <text:p text:style-name="P9"><text:tab/>Quando um descendente de vtkObject é instanciado a contador de referências assume o valor igual a 1. Essa operação é feita no construtor do vtkObjectBase, classe que vtkObject extende. No destrutor de vtkObjectBase existe um alerta que pode ser gerado pelo programa durante a execução caso o destrutor de um objeto com pelo menos uma referência tenha sido invocado. Essa situação pode ocorrer quando a referência está sendo gerenciada manualmente através dos métodos de registro de referências.</text:p>
      <text:p text:style-name="P9"><text:tab/>A cada vez que uma referencia é deregistrada via vtkObjectBase::Unregister é avaliado por vtkObjectBase se o objeto tem zero referências. Se houver o objeto é destruído.</text:p>
      <text:p text:style-name="P9"><text:tab/>Com <text:s/>isso a gerência das referências e, portanto, de quando os objetos devem ser destruídos e a memória que eles alocaram ser liberada para outros usos é, em parte, responsabilidade da VTK e não do programador.</text:p>
      <text:p text:style-name="P12"><text:span text:style-name="T10">[</text:span><text:a xlink:type="simple" xlink:href="https://github.com/Kitware/VTK/blob/master/Common/Core/vtkObjectBase.cxx" text:style-name="Internet_20_link" text:visited-style-name="Visited_20_Internet_20_Link">https://github.com/Kitware/VTK/blob/master/Common/Core/vtkObjectBase.cxx</text:a><text:span text:style-name="T10">]</text:span><text:span text:style-name="T1">.</text:span></text:p>
      <text:p text:style-name="P9"><text:tab/>Os Smart Pointers manejam automáticamente a referência que possuem. Quando um Smart Pointer sai do escopo ele decrementa a contagem através de operações definidas em seu destrutor e a contagem é incrementada quando o Smart <text:soft-page-break/>Pointer recebe a referência. Eles são implementados pela classe vtkSmartPointer.</text:p>
      <text:p text:style-name="P9"><text:tab/>O vtkSmartPointer incrementa o valor da referência ao objeto que ele referencia no seu construtor e a decrementa no destrutor. O vtkSmartPointer é um exemplo de classe que não herda de vtkObject. Ele não herda de classe alguma e portanto não está restrito pelas mesmas regras que o vtkObject. Em particular o vtkSmartPointer pode ser criado na pilha. </text:p>
      <text:p text:style-name="P12"><text:span text:style-name="T1"><text:tab/>Quando um objeto é criado na pilha seu destrutor é invocado quando o escopo </text:span><text:span text:style-name="T1">onde ele existe é destruído (por exemplo, quando a função onde ele foi criado retorna). <text:s text:c="2"/></text:span><text:span text:style-name="T1">[ </text:span><text:a xlink:type="simple" xlink:href="http://www.vtk.org/doc/nightly/html/classvtkSmartPointer.html" text:style-name="Internet_20_link" text:visited-style-name="Visited_20_Internet_20_Link">http://www.vtk.org/doc/nightly/html/classvtkSmartPointer.html</text:a><text:span text:style-name="T1"> ]</text:span></text:p>
      <text:p text:style-name="P12"><text:span text:style-name="T11"><text:tab/>O contador de referencia é um objeto do tipo std::atomic, provido pela biblioteca padrão do C++. Objetos do tipo atômico são livres de condições de corrida, </text:span><text:span text:style-name="T11">isto é, se um thread escrever nele enquanto outro thread lê o comportamento do objeto está bem definido. Com atômicos é possível escrever programas concorrentes sem usar locks explícitos, usando operações de hardware para evitar condições de corrida. Segundo Straustrup programação sem locks é para especialistas pois em adição ao entendimento da linguagem, um entendimento detalhado das arquiteturas específicas e um conhecimento especializado das implementações são necessários.</text:span><text:span text:style-name="T5">[the C++ Programming language 4a ed, pg 1198]</text:span></text:p>
      <text:p text:style-name="P9"><text:tab/>Outro recurso que é provido é a informação de tipos em tempo de execução. Na VTK essa informação é um texto com o nome da classe, uma operação para verificar se um objeto é de um tipo e uma operação de 'cast' segura em tempo de execução. </text:p>
      <text:p text:style-name="P9"><text:tab/>Informação de tipo em tempo de execução é importante pois no C++ o tipo real de um objeto pode ser diferente do tipo de ponteiro que o referencia e nem todos os compiladores de C++ suportam rtti (run time type identification – informação de tipo em tempo de execução). Além disso, mesmo em compiladores com suporte a esse recurso nem todos os programas são compilados com essa informação, dependendo da escolha do desenvolvedor. Com isso a VTK provê um sistema próprio, independente de configurações do compilador.</text:p>
      <text:p text:style-name="P9"><text:tab/>As três funcionalidades que a VTK provê independentemente da linguagem de programação C++ são saber qual é o tipo do objeto, testar se o objeto é de um dado tipo e fazer um downcast de um tipo mais geral para um tipo mais específico, emulando as funcionalidades de rtti do C++.</text:p>
      <text:p text:style-name="P9"><text:tab/>Por fim, temos o recurso de exibição do estado do objeto. Esse recurso lista as informações do objeto. Existem duas formas de obtenção dos dados: a função print(), que todo herdeiro de vtkObject possui e a ativação de informações de depuração.</text:p>
      <text:p text:style-name="P9"><text:tab/>Quando se usa a depuração para descobrir os estados internos do objeto a VTK informa, através da saída de depuração, cada mudança que ocorre nele é informada para o desenvolvedor através de uma infraestrutura disponível através de macros de preprocessador definidas pela VTK que devem ser usadas na construção da classe.</text:p>
      <text:p text:style-name="P9"><text:tab/>Por outro lado, a impressão dos estados internos do objeto depende do desenvolvedor ter sobreescrito o método responsável por imprimir as propriedades internas do objeto, tendo que ser feita manualmente, ao contrário das macros de depuração.</text:p>
      <text:p text:style-name="P9"><text:tab/>Deve ser notado que a ativação da flag de depuração, devido a complexidade da <text:soft-page-break/>macro de saída da depuração, tem um custo considerável de desempenho para o sistema e deve ser lembrado também que não há relação entre a flag de depuração dos objetos da VTK e o sistema ter sido compilado com informações de depuração necessárias para a sua execução vinculada a um depurador.</text:p>
      <text:p text:style-name="P9"/>
      <text:h text:style-name="P47" text:outline-level="2">3.2.1.3 O MODELO GRÁFICO</text:h>
      <text:p text:style-name="P9"><text:tab/>O modelo gráfico consiste das classes que são responsáveis por exibir os resultados da pipeline de visualização na tela para o usuário. Na VTK existem sete objetos básicos usados para renderizar uma cena. Existem muitos outros objetos que auxiliam nos bastidores mas esses sete são os de uso mais comum. Eles são o vtkRenderWindow, vtkRenderer, vtkLight, vtkCamera, vtkActor, vtkProperty e vtkMapper.</text:p>
      <text:p text:style-name="P9"><text:tab/>A vtkRenderWindow provê a conexão entre o sistema de janelas e o sistema de renderização baseado em OpenGL de maneira genérica e independente de plataforma. Tal ligação entre o sistema de janelas e o OpenGL é necessária pois o OpenGL não é responsável pela janela por onde a imagem será exibida e o mecanismo de criação, ligação com o OpenGL e destruição das janelas varia de acordo com o sistema operacional. A independência de plataforma é obtida através da herança da classe base vtkRenderWindow, com as classes herdeiras implementando os comportamentos necessários para a ligação. Qual classe herdeira será escolhida depende da plataforma e tal escolha será transparente para o desenvolvedor. Também é possível o desenvolvedor optar por versões específicas caso ele precise, como no caso de fazer a saída da visualização ser em uma janela de um programa já existente.. Ela também é usada para gerencimento dos renderers e propriedades gráficas da saída, como antialiasing, imagens estéreo, quantidade de cores e buffers gráficos. </text:p>
      <text:p text:style-name="P9"><text:tab/>A vtkRenderer mantêm uma coleção de objetos que constituem uma cena, como câmeras e luzes. Ela é responsável pela renderização da cena, encapsulando o OpenGL, e por prover métodos de tranformação de sistemas de coordenadas que ela conhece, como transformação do sistema de coordendas da tela para o sistema de coordenadas do mundo tridimensional.</text:p>
      <text:p text:style-name="P9"><text:tab/>Todo vtkRenderer tem que estar, obrigatoriamente, associado a uma instância de vtkRenderWindow para realizar a renderização e a área na qual será feita a renderização, a chamada viewport, tem que ser definida. Isso é devido a requisitos técnicos do processo de renderização: ele precisa dos vínculos com o sistema operacional para a execução do processo de renderização.</text:p>
      <text:p text:style-name="P9"><text:tab/>A vtkLight é responsável pela iluminação da cena, tendo várias propriedades de orientação e posicionamento. Também é possível ligar e desligar as luzes e modificar sua cor. Na VTK existem luzes posicionais, com ângulo, cone e atenuação e luzes infinitas, que projetam raios paralelos.</text:p>
      <text:p text:style-name="P9"><text:tab/>A vtkCamera representa a câmera da cena. Seus parâmetros mais importantes são posição, orientação e campo de visão. Ela também é responsável pela forma de projeção e pela posição dos planos de corte da cena sendo renderizada. A câmera é, em suma, a responsável por gerar a matriz de projeção que será usada pelo sistema gráfico.</text:p>
      <text:p text:style-name="P9"><text:soft-page-break/><text:tab/>VtkActor representa os objetos na cena, combinando propriedades do objeto, definição de geometria e orientação e posição no sistema de coordenadas da cena. Existem vários tipos de actors, como os para geometrias 3d, imagens bidimensionais e volumes tridimensionais.</text:p>
      <text:p text:style-name="P9"><text:tab/>A classe vtkProperty define as propriedades de aparência de um ator. Quais são essas propriedades variam de acordo com o que está sendo exibido pelo ator, com, por exemplo, polígonos, tendo propriedades diferentes de volumes, que por sua vez tem propriedades diferentes de imagens bidimensionais.</text:p>
      <text:p text:style-name="P9"><text:tab/>Por fim, vtkMapper define geometria e estabelece a relação entre a pipeline de visualização e a renderização. Mappers tem um ou mais entradas que são os pontos finais das pipelines de visualização. A combinação de mapper, properties e actor provê os dados para a visualização do resultado da pipeline. O actor provê as transformações lineares necessárias para o posicionamento no espaço, a property provê as informações de como deve ser a aparência do objeto, por exemplo, na visualização de um volume o property teria as relações entre os valores que o mapper conhece e cores e opacidade. O mapper, por sua vez, é o ponto terminal da pipeline, tendo acesso aos dados processados necessários para a property e que serão posicionados no espaço segundo as informações do actor.<text:span text:style-name="T4">[BOTAR UMA IMAGEM MOSTRANDO </text:span><text:span text:style-name="T4">GRÁFICAMENTE O QUE CADA COMPONENTE É NA TELA TIPO A DA PAG 58 DO THE VISUALIZATION TOOL]</text:span></text:p>
      <text:h text:style-name="P47" text:outline-level="2"/>
      <text:h text:style-name="P47" text:outline-level="2">3.2.1.4 O MODELO DE VISUALIZAÇÃO</text:h>
      <text:p text:style-name="P9"><text:tab/>O modelo da VTK é beseado no paradigma de fluxo de dados. Nele os módulos são conectados por uma rede e realizam operações sobre os dados a medida que os dados fluem pela rede. A execução pode ser em resposta a eventos ou em resposta a demandas. </text:p>
      <text:p text:style-name="P9"><text:tab/>No modelo existem dois tipos de objetos: os objetos de dados e os objetos de processo. Os objetos de processo são os módulos da rede e os objetos de dados, também conhecidos como datasets, são os dados que fluem pela rede, processados pela rede de módulos.</text:p>
      <text:p text:style-name="P9"><text:tab/>Existem três grandes categorias de obejtos de processo: fontes, filtros e mapeadores. Os objetos fontes começam a rede, os filtros realizam os processamentos a medida que os dados fluem pela rede e a rede termina nos mapeadores.</text:p>
      <text:p text:style-name="P9"><text:tab/>Os objetos fonte são carregadores de dados, interfaces entre a VTK e outras bibliotecas (como a ITK), e geradores de dados procedurais, como dados baseados em funções implícitas. Os filtros realizam os processamentos, recebendo um ou mais entradas e gerando uma ou mais saídas. Os mapeadores recebem uma ou mais entradas e não geram saída de dados e é através deles que o modelo de visualização se integra com o modelo gráfico ou com outros sistemas, uma vez que é possível que a pipeline termine no ponto de entrada de outro sistema, por exemplo o sistema de disco.</text:p>
      <text:p text:style-name="P9"><text:tab/>Quanto aos objetos de dados, eles representam informação e proveem métodos de acesso e criação dessas informações. Um detalhe importante é que manipulação direta da informação não é permitida, estando encapsulada pelos métodos. Com isso garante-se, segundo os preceitos da programação orientada a objetos, a integridade da <text:soft-page-break/>informação. Somente os objetos de processos devem ter permissão para manipular as informações.</text:p>
      <text:p text:style-name="P9"><text:tab/>Existem características importantes dos dados de visualização: a natureza discreta dos dados, se ela regular ou irregular e suas dimensões.</text:p>
      <text:p text:style-name="P9"><text:tab/>Os dados são discretos devido a como eles são obtidos. Eles são obtidos e analizados por computadores digitais e são mensurados usando um número finitos de pontos mesmo no caso de dados originalmente contínuos devido ao 'sampling' dos dados contínuos em um modelo discreto. A principal consequência disso é que não se tem informações sobre as regiões entre os valores, necessitando de interpolação entre os valores para permitir a determinação de valores em pontos arbitrários.</text:p>
      <text:p text:style-name="P12"><text:span text:style-name="T1"><text:tab/>Os dados podem ser regulares ou irregulares, também chamados de estruturados </text:span><text:span text:style-name="T1">ou não estruturados. Dados regulares tem relações inerentes entre os pontos. Em dados </text:span><text:span text:style-name="T1">regulares conhece-se a posição implicitamente permitindo poupar memória. Já no caso de dados irregulares, que não tem essas relações inerentes, isso não é possível: as relações entre os pontos tem que ser explícitas. A vantagem dos dados irregulares é </text:span><text:span text:style-name="T1">que eles podem ser representados de maneira mais densa em regiões onde a frequência é maior e de maneira menos densa onde ela é menor. Em suma, dados regulares são mais eficientes que os dados irregulares mas os dados irregulares dão mais liberdade.</text:span></text:p>
      <text:p text:style-name="P9"><text:tab/>Por fim as dimensões dos dados determinam quais métodos de visualização determinam quais métodos de visualização são mais apropriados para os dados e influenciam diretamente no tamanho do dado na memória.</text:p>
      <text:p text:style-name="P9"><text:tab/>Os objetos de dados diferem uns dos outros de acordo com suas representações internas porque a representação interna impacta consideravelmente os métodos de acesso aos dados, a eficiência de armazenamento e o desempenho computacional dos objetos de processo. Na VTK existem cinco grandes tipos: dados poligonais, pontos estruturados, grade estruturada, grade não estruturada e pontos não estruturados.</text:p>
      <text:p text:style-name="P12"><text:span text:style-name="T2">FALAR DAS CARACTERÍSTICAS DOS 5 TIPOS COM EXEMPLOS DE TIPOS DE USO</text:span><text:span text:style-name="T1">.</text:span></text:p>
      <text:p text:style-name="P5"/>
      <text:p text:style-name="P5">A PIPELINE DE VISUALIZAÇÃO</text:p>
      <text:p text:style-name="P5"><text:tab/></text:p>
      <text:p text:style-name="P10"><text:tab/><text:tab/></text:p>
      <text:list xml:id="list2289635703513675020" text:style-name="L1">
        <text:list-item>
          <text:list>
            <text:list-item>
              <text:list>
                <text:list-item>
                  <text:p text:style-name="P33"><text:span text:style-name="T5">Falar da pipeline de visualização [the visualization toolkit pg 81] EM EXECUÇÃO</text:span></text:p>
                </text:list-item>
                <text:list-item>
                  <text:p text:style-name="P31">Falar da representação dos dados [the visualization toolkit pg 121] EM EXECUÇÃO</text:p>
                </text:list-item>
              </text:list>
            </text:list-item>
          </text:list>
        </text:list-item>
      </text:list>
      <text:h text:style-name="P45" text:outline-level="2" text:is-list-header="true">3.3 ITK</text:h>
      <text:p text:style-name="P7">1)Falar do porque dela ter sido criada</text:p>
      <text:p text:style-name="P7">2)Falar de segumentação</text:p>
      <text:p text:style-name="P7">3)Falar de registro</text:p>
      <text:h text:style-name="P45" text:outline-level="2" text:is-list-header="true">3.3.1 O MODELO DE OBJETOS</text:h>
      <text:p text:style-name="P7">1)Falar do uso de generics: o que é e porque.</text:p>
      <text:p text:style-name="P7">2)Falar da representação dos dados em seus vários tipos</text:p>
      <text:p text:style-name="P7">3)Falar pipeline de processamento de dados</text:p>
      <text:h text:style-name="P45" text:outline-level="2" text:is-list-header="true"><text:soft-page-break/></text:h>
      <text:h text:style-name="P45" text:outline-level="2" text:is-list-header="true">3.4 ITK, VTK E AS TRÊS ETAPAS DO PROCESSO DE VISUALIZAÇÃO</text:h>
      <text:list xml:id="list1408702626866193328" text:style-name="L2">
        <text:list-item>
          <text:p text:style-name="P26">Os filtros de imagem da ITK como ferramenta de enriquecimento de imagens</text:p>
        </text:list-item>
        <text:list-item>
          <text:p text:style-name="P26">Mepeamento com a vtk</text:p>
        </text:list-item>
        <text:list-item>
          <text:p text:style-name="P26">Renderização com a vtk</text:p>
        </text:list-item>
      </text:list>
      <text:list xml:id="list6569828070034085681" text:style-name="L3">
        <text:list-header>
          <text:p text:style-name="P34"/>
        </text:list-header>
      </text:list>
      <text:p text:style-name="P16">4 vISUALIZAÇÃO E MANIPULAÇÃO DE TOMOGRAFIAS – UM ESTUDO DE CASO</text:p>
      <text:h text:style-name="P48" text:outline-level="2" text:is-list-header="true">O estudo de caso que demonstrará o uso das bibliotecas itk e vtk como ferramentas de visualização será um sistema de colonoscopia virtual. Na colonoscopia virtual o médico observa o colo retal do paciente virtualmente: o modelo do colo é reconstruído a partir de uma tomografia de alta resolução e com preparações específicas para o exame. Nesse ambiente tridimensional o médico navega pelo interior do organismo do paciente sem a necessidade de métidos invasivos<text:line-break/><text:tab/>Um sistema que realize esse processo precisa ser capaz de carregar a série de imagens que compoem a tomografia, segmentar a imagem, determinar qual segmento é o colo e reconstruí-lo. Também é necessário que o médico saiba em que posição do intestino ele está e que o sistema seja interativo.</text:h>
      <text:h text:style-name="P50" text:outline-level="2" text:is-list-header="true"><text:span text:style-name="T1"><text:tab/>Devido a quantidade de fatias de uma tomografia de alta resolução gerenciamento de memória e de desempenho é importante: devido às características da pipeline da VTK e da ITK o consumo de memória por filtro pode ser muito alto, com cada filtro potencialmente mantendo uma cópia do dado. Além disso o custo de processamento das várias operações é diretamente proporcional à quantidade de voxels <text:s/>da tomografia.</text:span></text:h>
      <text:h text:style-name="P45" text:outline-level="2"><text:line-break/>4.1 POR QUE COMBINAR A ITK E VTK</text:h>
      <text:list xml:id="list5024567171727565263" text:style-name="L4">
        <text:list-item>
          <text:p text:style-name="P35">VTK não tem segmentação.</text:p>
        </text:list-item>
        <text:list-item>
          <text:p text:style-name="P35">ITK não tem visualização.</text:p>
        </text:list-item>
      </text:list>
      <text:h text:style-name="P45" text:outline-level="2" text:is-list-header="true">4.2 COMO COMBINAR AS BIBLIOTECAS</text:h>
      <text:list xml:id="list4896364235464202780" text:style-name="L5">
        <text:list-item>
          <text:p text:style-name="P36">Os objetos de dados gerados pelas pipelines são diferentes embora parecidas.</text:p>
        </text:list-item>
        <text:list-item>
          <text:p text:style-name="P36">Passagem de dados entre uma biblioteca e outra.</text:p>
        </text:list-item>
        <text:list-item>
          <text:p text:style-name="P36">Efeito dessas passagens na execução das pipelines.</text:p>
        </text:list-item>
      </text:list>
      <text:h text:style-name="P45" text:outline-level="2" text:is-list-header="true">4.3 A PIPELINE DE VISUALIZAÇÃO DE TOMOGRAFIAS</text:h>
      <text:list xml:id="list2541197087694400397" text:style-name="L6">
        <text:list-item>
          <text:p text:style-name="P37">Camada de carga de dados</text:p>
        </text:list-item>
        <text:list-item>
          <text:p text:style-name="P37">Camada de enriquecimento de dados</text:p>
        </text:list-item>
        <text:list-item>
          <text:p text:style-name="P37">Camada de mapeamento</text:p>
        </text:list-item>
        <text:list-item>
          <text:p text:style-name="P37">Camada de renderização</text:p>
        </text:list-item>
      </text:list>
      <text:h text:style-name="P45" text:outline-level="2" text:is-list-header="true">4.4 MANIPULAÇÃO DE IMAGENS</text:h>
      <text:list xml:id="list6823331238525373540" text:style-name="L7">
        <text:list-item>
          <text:p text:style-name="P38">Mudança nas tabelas de cor e opacidade</text:p>
        </text:list-item>
        <text:list-item>
          <text:p text:style-name="P38">Remoção de regiões</text:p>
        </text:list-item>
        <text:list-item>
          <text:p text:style-name="P38">Remoção de órgãos</text:p>
        </text:list-item>
      </text:list>
      <text:h text:style-name="P45" text:outline-level="2" text:is-list-header="true"><text:soft-page-break/>4.5 CONSUMO DE MEMÓRIA E PROCESSAMENT</text:h>
      <text:list xml:id="list5636753965861908250" text:style-name="L8">
        <text:list-item>
          <text:p text:style-name="P39">Consumo ao longo das etapas da execução da pipeline</text:p>
        </text:list-item>
        <text:list-item>
          <text:p text:style-name="P39">Execução usando os múltiplos núcleos.</text:p>
        </text:list-item>
        <text:list-item>
          <text:p text:style-name="P39">Uso da placa de vídeo.</text:p>
        </text:list-item>
        <text:list-item>
          <text:p text:style-name="P39">Como escala com o tamanho da tomografia</text:p>
        </text:list-item>
      </text:list>
      <text:h text:style-name="P45" text:outline-level="2" text:is-list-header="true">4.6 CONTROLE DE QUALIDADE</text:h>
      <text:list xml:id="list9018281755962607155" text:style-name="L9">
        <text:list-item>
          <text:p text:style-name="P40">Os vários tipos de renderização volumétrica</text:p>
        </text:list-item>
        <text:list-item>
          <text:p text:style-name="P40">Tessalation, meshsmooth, antialiasing</text:p>
        </text:list-item>
        <text:list-item>
          <text:p text:style-name="P40">Troca entre qualidade e responsividade</text:p>
        </text:list-item>
      </text:list>
      <text:p text:style-name="P16">5 CONclusões</text:p>
      <text:p text:style-name="P11"><text:tab/>Resultados</text:p>
      <text:p text:style-name="P11"><text:tab/>Limitações de memória</text:p>
      <text:p text:style-name="P11"><text:tab/>Limitações de velocidade</text:p>
      <text:p text:style-name="P11"><text:tab/>Possiveis meios de mitigar as limitaçõe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Verdana" svg:font-family="Verdana, Arial, Helvetic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keep-together="always" fo:keep-with-next="always"/>
      <style:text-properties fo:text-transform="uppercase" fo:font-size="12pt" fo:language="zxx" fo:country="none" fo:font-weight="bold" style:font-size-asian="12pt" style:font-weight-asian="bold" style:font-name-complex="Times New Roman"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font-size="12pt" fo:language="zxx" fo:country="none" fo:font-weight="bold" style:font-size-asian="12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font-size="12pt" fo:language="zxx" fo:country="none" fo:font-style="italic" fo:font-weight="bold" style:font-size-asian="12pt" style:font-style-asian="italic" style:font-weight-asian="bold" style:font-name-complex="Times New Roman" style:font-size-complex="10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Converter_20_1" style:display-name="Converter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2T13:52:41.81</meta:creation-date>
    <dc:date>2015-04-25T21:53:04.44</dc:date>
    <meta:editing-duration>P2DT1H58M27S</meta:editing-duration>
    <meta:editing-cycles>38</meta:editing-cycles>
    <meta:generator>OpenOffice/4.1.1$Win32 OpenOffice.org_project/411m6$Build-9775</meta:generator>
    <meta:print-date>2015-03-16T16:35:29.69</meta:print-date>
    <meta:document-statistic meta:table-count="0" meta:image-count="2" meta:object-count="0" meta:page-count="17" meta:paragraph-count="219" meta:word-count="7616" meta:character-count="48331"/>
  </office:meta>
</office:document-meta>
</file>